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eite Tipo C</text:p>
          </table:table-cell>
          <table:table-cell office:value-type="string" calcext:value-type="string">
            <text:p>Leite UH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,2</text:p>
          </table:table-cell>
          <table:table-cell table:number-columns-repeated="5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2.2" calcext:value-type="float">
            <text:p>2,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,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,2</text:p>
          </table:table-cell>
          <table:table-cell table:number-columns-repeated="5"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.2" calcext:value-type="float">
            <text:p>2,2</text:p>
          </table:table-cell>
          <table:table-cell table:number-columns-repeated="5"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2.2" calcext:value-type="float">
            <text:p>2,2</text:p>
          </table:table-cell>
          <table:table-cell table:number-columns-repeated="5"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,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,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,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,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10:29:16.9517135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08-22T23:24:31.832000000</meta:creation-date>
    <meta:generator>LibreOffice/7.0.3.1$MacOSX_X86_64 LibreOffice_project/d7547858d014d4cf69878db179d326fc3483e082</meta:generator>
    <dc:date>2022-12-14T10:29:38.465070541</dc:date>
    <meta:editing-duration>PT9M55S</meta:editing-duration>
    <meta:editing-cycles>4</meta:editing-cycles>
    <meta:document-statistic meta:table-count="1" meta:cell-count="44" meta:object-count="0"/>
  </office:meta>
</office:document-meta>
</file>